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arial" svg:font-family="arial, 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lr-tb"/>
    </style:style>
    <style:style style:name="Таблица1.A" style:family="table-column">
      <style:table-column-properties style:column-width="8.689cm"/>
    </style:style>
    <style:style style:name="Таблица1.B" style:family="table-column">
      <style:table-column-properties style:column-width="8.69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fo:line-height="150%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>
        <style:tab-stops>
          <style:tab-stop style:position="5.286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fo:line-height="100%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 style:list-style-name="">
      <style:paragraph-properties fo:margin-left="0.767cm" fo:margin-right="0cm" fo:orphans="2" fo:widows="2" fo:text-indent="0.026cm" style:auto-text-indent="false" style:writing-mode="lr-tb"/>
    </style:style>
    <style:style style:name="P20" style:family="paragraph" style:parent-style-name="Standard" style:list-style-name="" style:master-page-name="">
      <style:paragraph-properties fo:margin-left="0.159cm" fo:margin-right="0cm" fo:orphans="2" fo:widows="2" fo:text-indent="-0.026cm" style:auto-text-indent="false" style:page-number="auto" style:writing-mode="lr-tb"/>
      <style:text-properties style:font-name="Times New Roman" fo:font-size="12pt" style:font-size-asian="12pt" style:font-size-complex="12pt"/>
    </style:style>
    <style:style style:name="P2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style:line-height-at-least="0.344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4" style:family="paragraph" style:parent-style-name="Heading_20_1">
      <style:paragraph-properties fo:text-align="center" style:justify-single-word="false"/>
      <style:text-properties fo:font-variant="normal" fo:text-transform="none" fo:color="#000000" style:font-name="Arial1" fo:font-size="16.5pt" fo:letter-spacing="normal" fo:font-style="normal" fo:font-weight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3" style:family="text">
      <style:text-properties fo:color="#ff0000" style:font-name="Times New Roman" fo:font-size="14pt" style:font-size-asian="14pt" style:font-name-complex="Times New Roman1" style:font-size-complex="14pt"/>
    </style:style>
    <style:style style:name="T4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fo:color="#ffffff" style:text-line-through-style="none" style:font-name="arial" fo:font-size="9.75pt" style:text-underline-style="none" style:text-blinking="false"/>
    </style:style>
    <style:style style:name="T8" style:family="text">
      <style:text-properties fo:color="#ffffff" style:text-line-through-style="none" fo:font-size="9.75pt" style:text-underline-style="none" style:text-blinking="false"/>
    </style:style>
    <style:style style:name="T9" style:family="text">
      <style:text-properties fo:color="#ffffff" style:text-line-through-style="none" style:text-underline-style="none" style:text-blinking="false"/>
    </style:style>
    <style:style style:name="T10" style:family="text">
      <style:text-properties fo:language="en" fo:country="US"/>
    </style:style>
    <style:style style:name="T11" style:family="text">
      <style:text-properties fo:language="ru" fo:country="RU"/>
    </style:style>
    <style:style style:name="T12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13" style:family="text">
      <style:text-properties fo:font-variant="normal" fo:text-transform="none" fo:color="#000000" fo:font-size="12pt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науки и высшего образования Российской Федерации</text:p>
      <text:p text:style-name="P10">ФЕДЕРАЛЬНОЕ ГОСУДАРСТВЕННОЕ БЮДЖЕТНОЕ ОБРАЗОВАТЕЛЬНОЕ УЧРЕЖДЕНИЕ ВЫСШЕГО ОБРАЗОВАНИЯ <text:line-break/>«РЯЗАНСКИЙ ГОСУДАРСТВЕННЫЙ РАДИОТЕХНИЧЕСКИЙ УНИВЕРСИТЕТ ИМЕНИ В.Ф. УТКИНА»</text:p>
      <text:p text:style-name="P11">Рязанский станкостроительный колледж РГРТУ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/>
            <text:p text:style-name="P4"/>
          </table:table-cell>
          <table:table-cell table:style-name="Таблица1.A1" office:value-type="string">
            <text:p text:style-name="P3"><text:s text:c="7"/></text:p>
            <text:p text:style-name="P3"><text:s text:c="8"/>Проект принят с оценкой:</text:p>
            <text:p text:style-name="P3"/>
            <text:p text:style-name="P4">_________________________</text:p>
            <text:p text:style-name="P4">___________И.М.Плужников</text:p>
            <text:p text:style-name="P4">«____»_____________2021г.</text:p>
          </table:table-cell>
        </table:table-row>
      </table:table>
      <text:p text:style-name="P1"/>
      <text:p text:style-name="P1"/>
      <text:p text:style-name="P2">Практические работы</text:p>
      <text:p text:style-name="P2"/>
      <text:p text:style-name="P6">Тема:</text:p>
      <text:p text:style-name="P8"><text:span text:style-name="T1">Разработка информационной системы для предметной области «З</text:span><text:span text:style-name="T5">накомство с методом построения функциональной модели системы </text:span><text:span text:style-name="T6">IDEF0</text:span><text:span text:style-name="T3"> </text:span><text:span text:style-name="T1">»</text:span></text:p>
      <text:p text:style-name="P12">Специальность: 09.02.07 Информационные системы и программирование</text:p>
      <text:p text:style-name="P3">Дисциплина/МДК05.01/ПМ.05:</text:p>
      <text:p text:style-name="P3"/>
      <text:p text:style-name="P18">Проектирование и дизайн информационных систем.</text:p>
      <text:p text:style-name="P6">Пояснительная записка</text:p>
      <text:p text:style-name="P8"><text:span text:style-name="T1">ПР.</text:span><text:span text:style-name="T3">15</text:span><text:span text:style-name="T1">/</text:span><text:span text:style-name="T2">09.02.07</text:span></text:p>
      <text:p text:style-name="P5"/>
      <text:p text:style-name="P7"><text:span text:style-name="T1">Студент: </text:span><text:span text:style-name="T3">Гусев Алексей Алексеевич</text:span><text:span text:style-name="T1"> <text:s text:c="15"/>_________ <text:s text:c="28"/>______</text:span></text:p>
      <text:p text:style-name="P7"><text:span text:style-name="T1"><text:s text:c="77"/></text:span><text:span text:style-name="T4">(подпись) <text:s text:c="55"/>(дата)</text:span></text:p>
      <text:p text:style-name="P5"/>
      <text:p text:style-name="P1"><text:s/></text:p>
      <text:p text:style-name="P6"/>
      <text:p text:style-name="P6"/>
      <text:p text:style-name="P6">Рязань <text:s/>2021г.</text:p>
      <text:p text:style-name="P5"/>
      <text:p text:style-name="Standard"/>
      <text:p text:style-name="Standard"/>
      <text:h text:style-name="P24" text:outline-level="1"><text:bookmark text:name="2"/><text:soft-page-break/><text:s text:c="4"/>Описание и анализ предметной области</text:h>
      <text:p text:style-name="P20">Библиотека занимается выдачей, приёмом, <text:span text:style-name="T11">хранением,</text:span> <text:s/>литературы и работает как с физ — лицами так <text:s/>и с <text:s/>юр — лицами. <text:span text:style-name="T14">Основными направлениями работы любой библиотеки являются: комплектование и организация книжного фонда; обслуживание читателей.</text:span></text:p>
      <text:p text:style-name="P21">Комплектование фондов библиотеки состоит из систематического выявления (путем просмотра библиографических источников и литературы) нужных для данной библиотеки изданий и приобретения их. От своевременности и полноты комплектования библиотеки в значительной мере зависит уровень обслуживания читателей.</text:p>
      <text:p text:style-name="P21">Организация книжного фонда включает вопросы учета, расстановки, хранения литературы и доставки ее читателю.</text:p>
      <text:p text:style-name="P21">Учет библиотечного фонда – это прием поступивших в библиотеку изданий, запись прибывших и исключение по тем или иным причинам непригодных для читателей изданий в документах библиотеки, которые дают точные сведения о наличном составе фонда и помогают обеспечить его сохранность.</text:p>
      <text:p text:style-name="P21">Правильная организация фонда облегчает читателю пользование литературой, библиотекарю - быстрое выполнение читательских требований, а также обеспечивает сохранность фондов как общественной собственности.</text:p>
      <text:p text:style-name="P21">Обслуживание читателей библиотеки осуществляется различными путём выдачи литературы и помощи отдельным читателям в подборе необходимой им литературы.</text:p>
      <text:p text:style-name="P21">Читатели, приходящие в библиотеку, обязаны иметь при себе читательский билет. При выбытии из вуза (отчисление, окончание обучения, увольнение) читатели обязаны вернуть числящиеся за ними издания и сдать читательские билеты. </text:p>
      <text:p text:style-name="P23"><text:span text:style-name="T9">+</text:span>За нарушение правил пользования библиотекой читатели лишаются права пользования всеми пунктами обслуживания библиотеки на установленные администрацией сроки (1 месяц).</text:p>
      <text:p text:style-name="P21">Срок пользования литературой для различных категорий читателей и количество выдаваемых изданий на каждом абонементе определяется администрацией, исходя из вида литературы и категории читателя. Число книг, выдаваемых в читальных залах, не ограничивается.</text:p>
      <text:p text:style-name="P21">Библиотечная деятельность связана с учетом большого количества операций, множество книг и читателей серьезно замедляют работу библиотекарей. Сложность поиска нужной книги в каталоге занимает длительное время, и целиком опирается на компетентность работников библиотеки.</text:p>
      <text:p text:style-name="P21">Для ведения библиотечных каталогов, организации поиска требуемых изданий и библиотечной статистики в базе должны храниться сведения, большая часть которых размещаются в аннотированных каталожных карточках</text:p>
      <text:p text:style-name="P21">Директор должен получать следующие отчеты:</text:p>
      <text:list xml:id="list6414668402863215652" text:style-name="L1">
        <text:list-item>
          <text:p text:style-name="P22">Отчет по сдаче и приёму книг</text:p>
        </text:list-item>
        <text:list-item>
          <text:p text:style-name="P22">Отчет по покупкам и продажам <text:s/></text:p>
        </text:list-item>
        <text:list-item>
          <text:p text:style-name="P22">Отчёт по распределению товара</text:p>
          <text:p text:style-name="P22"/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Mangal1" svg:font-family="Mangal"/>
    <style:font-face style:name="arial" svg:font-family="arial, 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им</meta:initial-creator>
    <meta:editing-cycles>7</meta:editing-cycles>
    <meta:print-date>2020-10-07T12:08:00</meta:print-date>
    <meta:creation-date>2020-03-12T06:25:00</meta:creation-date>
    <dc:date>2021-10-01T16:19:32.49</dc:date>
    <meta:editing-duration>PT27S</meta:editing-duration>
    <meta:generator>OpenOffice/4.0.0$Win32 OpenOffice.org_project/400m3$Build-9702</meta:generator>
    <meta:document-statistic meta:table-count="1" meta:image-count="0" meta:object-count="0" meta:page-count="2" meta:paragraph-count="36" meta:word-count="394" meta:character-count="35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